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marker-start="Arrowheads_20_1" draw:marker-end="Arrowheads_20_1"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marker-start="Arrowheads_20_1" draw:marker-end="Arrowheads_20_1"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start="Arrowheads_20_1" draw:marker-end="Arrowheads_20_1" draw:fill="solid" draw:fill-color="#ff33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0.16cm" svg:x="2.47cm" svg:y="8.22cm">
          <text:p/>
        </draw:rect>
        <draw:rect draw:style-name="gr2" draw:text-style-name="P1" draw:layer="layout" svg:width="15.875cm" svg:height="10.16cm" svg:x="11.065cm" svg:y="8.185cm">
          <text:p/>
        </draw:rect>
        <draw:rect draw:style-name="gr3" draw:text-style-name="P2" draw:layer="layout" svg:width="21.495cm" svg:height="6.985cm" svg:x="5.445cm" svg:y="1cm">
          <text:p/>
        </draw:rect>
        <draw:rect draw:style-name="gr4" draw:text-style-name="P3" draw:layer="layout" svg:width="2.44cm" svg:height="0.635cm" svg:x="1.3cm" svg:y="5.745cm">
          <text:p text:style-name="P1"><text:span text:style-name="T1">.htaccess</text:span></text:p>
        </draw:rect>
        <draw:rect draw:style-name="gr4" draw:text-style-name="P3" draw:layer="layout" svg:width="3.98cm" svg:height="1.905cm" svg:x="5.91cm" svg:y="5.945cm">
          <text:p text:style-name="P1"><text:span text:style-name="T1">application.php</text:span></text:p>
        </draw:rect>
        <draw:rect draw:style-name="gr4" draw:text-style-name="P4" draw:layer="layout" svg:width="2.54cm" svg:height="0.635cm" svg:x="7.35cm" svg:y="4.81cm">
          <text:p text:style-name="P1"><text:span text:style-name="T2">library.php</text:span></text:p>
        </draw:rect>
        <draw:rect draw:style-name="gr4" draw:text-style-name="P4" draw:layer="layout" svg:width="3.81cm" svg:height="0.635cm" svg:x="14.97cm" svg:y="2.27cm">
          <text:p text:style-name="P1"><text:span text:style-name="T2">component.php</text:span></text:p>
        </draw:rect>
        <draw:rect draw:style-name="gr4" draw:text-style-name="P4" draw:layer="layout" svg:width="3.175cm" svg:height="0.635cm" svg:x="2.905cm" svg:y="9.52cm">
          <text:p text:style-name="P1"><text:span text:style-name="T2">language.php</text:span></text:p>
        </draw:rect>
        <draw:rect draw:style-name="gr4" draw:text-style-name="P4" draw:layer="layout" svg:width="2.54cm" svg:height="0.635cm" svg:x="19.415cm" svg:y="2.27cm">
          <text:p text:style-name="P1"><text:span text:style-name="T2">model.php</text:span></text:p>
        </draw:rect>
        <draw:rect draw:style-name="gr4" draw:text-style-name="P4" draw:layer="layout" svg:width="2.54cm" svg:height="0.635cm" svg:x="14.97cm" svg:y="4.81cm">
          <text:p text:style-name="P1"><text:span text:style-name="T2">hook.php</text:span></text:p>
        </draw:rect>
        <draw:rect draw:style-name="gr4" draw:text-style-name="P4" draw:layer="layout" svg:width="2.54cm" svg:height="0.635cm" svg:x="14.97cm" svg:y="3.54cm">
          <text:p text:style-name="P1"><text:span text:style-name="T2">event.php</text:span></text:p>
        </draw:rect>
        <draw:rect draw:style-name="gr4" draw:text-style-name="P4" draw:layer="layout" svg:width="3.175cm" svg:height="0.635cm" svg:x="10.525cm" svg:y="3.54cm">
          <text:p text:style-name="P1"><text:span text:style-name="T2">foundation.php</text:span></text:p>
        </draw:rect>
        <draw:rect draw:style-name="gr4" draw:text-style-name="P4" draw:layer="layout" svg:width="2.54cm" svg:height="0.635cm" svg:x="10.525cm" svg:y="6.715cm">
          <text:p text:style-name="P1"><text:span text:style-name="T2">router.php</text:span></text:p>
        </draw:rect>
        <draw:rect draw:style-name="gr5" draw:text-style-name="P1" draw:layer="layout" svg:width="6.985cm" svg:height="4.445cm" svg:x="13.605cm" svg:y="8.585cm">
          <text:p text:style-name="P1">foundation</text:p>
        </draw:rect>
        <draw:rect draw:style-name="gr5" draw:text-style-name="P1" draw:layer="layout" svg:width="5.08cm" svg:height="0.635cm" svg:x="21.225cm" svg:y="9.22cm">
          <text:p text:style-name="P1">component</text:p>
        </draw:rect>
        <draw:rect draw:style-name="gr5" draw:text-style-name="P1" draw:layer="layout" svg:width="5.08cm" svg:height="0.635cm" svg:x="21.225cm" svg:y="10.49cm">
          <text:p text:style-name="P1">component</text:p>
        </draw:rect>
        <draw:rect draw:style-name="gr5" draw:text-style-name="P1" draw:layer="layout" svg:width="5.715cm" svg:height="1.27cm" svg:x="14.24cm" svg:y="13.665cm">
          <text:p text:style-name="P1">component</text:p>
        </draw:rect>
        <draw:rect draw:style-name="gr5" draw:text-style-name="P1" draw:layer="layout" svg:width="3.175cm" svg:height="0.635cm" svg:x="11.7cm" svg:y="15.57cm">
          <text:p text:style-name="P1">model</text:p>
        </draw:rect>
        <draw:rect draw:style-name="gr5" draw:text-style-name="P1" draw:layer="layout" svg:width="3.175cm" svg:height="0.635cm" svg:x="15.51cm" svg:y="15.57cm">
          <text:p text:style-name="P1">view</text:p>
        </draw:rect>
        <draw:rect draw:style-name="gr5" draw:text-style-name="P1" draw:layer="layout" svg:width="3.175cm" svg:height="0.635cm" svg:x="19.32cm" svg:y="15.57cm">
          <text:p text:style-name="P1">controller</text:p>
        </draw:rect>
        <draw:rect draw:style-name="gr4" draw:text-style-name="P4" draw:layer="layout" svg:width="2.54cm" svg:height="0.635cm" svg:x="10.525cm" svg:y="4.81cm">
          <text:p text:style-name="P1"><text:span text:style-name="T2">theme.php</text:span></text:p>
        </draw:rect>
        <draw:rect draw:style-name="gr5" draw:text-style-name="P1" draw:layer="layout" svg:width="3.175cm" svg:height="0.635cm" svg:x="15.51cm" svg:y="16.84cm">
          <text:p text:style-name="P1">theme</text:p>
        </draw:rect>
        <draw:rect draw:style-name="gr4" draw:text-style-name="P4" draw:layer="layout" svg:width="3.175cm" svg:height="0.635cm" svg:x="19.415cm" svg:y="3.54cm">
          <text:p text:style-name="P1"><text:span text:style-name="T2">controller.php</text:span></text:p>
        </draw:rect>
        <draw:rect draw:style-name="gr5" draw:text-style-name="P1" draw:layer="layout" svg:width="5.08cm" svg:height="0.635cm" svg:x="21.225cm" svg:y="11.76cm">
          <text:p text:style-name="P1">component</text:p>
        </draw:rect>
        <draw:rect draw:style-name="gr6" draw:text-style-name="P1" draw:layer="layout" svg:width="1.905cm" svg:height="0.635cm" svg:x="20.59cm" svg:y="13.565cm">
          <text:p text:style-name="P1">hook</text:p>
        </draw:rect>
        <draw:rect draw:style-name="gr6" draw:text-style-name="P1" draw:layer="layout" svg:width="1.905cm" svg:height="0.635cm" svg:x="20.59cm" svg:y="14.4cm">
          <text:p text:style-name="P1">hook</text:p>
        </draw:rect>
        <draw:rect draw:style-name="gr4" draw:text-style-name="P4" draw:layer="layout" svg:width="2.54cm" svg:height="0.635cm" svg:x="7.35cm" svg:y="3.54cm">
          <text:p text:style-name="P1"><text:span text:style-name="T2">buffer.php</text:span></text:p>
        </draw:rect>
        <draw:rect draw:style-name="gr4" draw:text-style-name="P4" draw:layer="layout" svg:width="3.175cm" svg:height="0.635cm" svg:x="2.905cm" svg:y="10.39cm">
          <text:p text:style-name="P1"><text:span text:style-name="T2">markup.php</text:span></text:p>
        </draw:rect>
        <draw:rect draw:style-name="gr4" draw:text-style-name="P4" draw:layer="layout" svg:width="3.175cm" svg:height="0.635cm" svg:x="2.905cm" svg:y="11.225cm">
          <text:p text:style-name="P1"><text:span text:style-name="T2">privacy.php</text:span></text:p>
        </draw:rect>
        <draw:rect draw:style-name="gr4" draw:text-style-name="P4" draw:layer="layout" svg:width="3.175cm" svg:height="0.635cm" svg:x="2.906cm" svg:y="12.091cm">
          <text:p text:style-name="P1"><text:span text:style-name="T2">external.php</text:span></text:p>
        </draw:rect>
        <draw:rect draw:style-name="gr4" draw:text-style-name="P4" draw:layer="layout" svg:width="3.175cm" svg:height="0.635cm" svg:x="2.906cm" svg:y="12.891cm">
          <text:p text:style-name="P1"><text:span text:style-name="T2">security.php</text:span></text:p>
        </draw:rect>
        <draw:rect draw:style-name="gr4" draw:text-style-name="P4" draw:layer="layout" svg:width="4.445cm" svg:height="0.635cm" svg:x="2.905cm" svg:y="13.665cm">
          <text:p text:style-name="P1"><text:span text:style-name="T2">communication.php</text:span></text:p>
        </draw:rect>
        <draw:rect draw:style-name="gr4" draw:text-style-name="P3" draw:layer="layout" svg:width="3.71cm" svg:height="0.635cm" svg:x="1.3cm" svg:y="6.615cm">
          <text:p text:style-name="P1"><text:span text:style-name="T1">appleseed.php</text:span></text:p>
        </draw:rect>
        <draw:rect draw:style-name="gr4" draw:text-style-name="P4" draw:layer="layout" svg:width="3.175cm" svg:height="0.635cm" svg:x="2.905cm" svg:y="8.585cm">
          <text:p text:style-name="P1"><text:span text:style-name="T2">database.php</text:span></text:p>
        </draw:rect>
        <draw:rect draw:style-name="gr4" draw:text-style-name="P4" draw:layer="layout" svg:width="3.81cm" svg:height="0.635cm" svg:x="10.525cm" svg:y="2.27cm">
          <text:p text:style-name="P1"><text:span text:style-name="T2">configuration.ph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Michael Chisari</meta:initial-creator>
    <meta:creation-date>2010-06-07T11:58:22</meta:creation-date>
    <dc:date>2010-06-22T23:59:46</dc:date>
    <meta:editing-duration>PT19H17M08S</meta:editing-duration>
    <meta:editing-cycles>14</meta:editing-cycles>
    <meta:generator>OpenOffice.org/3.1$Unix OpenOffice.org_project/310m19$Build-9420</meta:generator>
    <meta:document-statistic meta:object-count="35"/>
  </office:meta>
</office:document-meta>
</file>